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Preformatted_20_Text" style:list-style-name="L6">
      <style:paragraph-properties fo:margin-top="0cm" fo:margin-bottom="0.499cm" style:contextual-spacing="false"/>
    </style:style>
    <style:style style:name="P8" style:family="paragraph" style:parent-style-name="Text_20_body" style:list-style-name="L7"/>
    <style:style style:name="P9" style:family="paragraph" style:parent-style-name="Quotations"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LiDAR-driven Canopy Height and Biomass Estimation in Eifel National Park (QGIS on Mac)</text:span></text:p>
      <text:p text:style-name="Text_20_body">This step-by-step guide will walk you through using QGIS on Mac to estimate forest canopy height and biomass in Eifel National Park. We will use open LiDAR data to create a Canopy Height Model (CHM) and derive an approximate biomass distribution. The guide covers data sources, the QGIS workflow (from data download to map output), performance tips for large datasets, and interpretation of results. Each section breaks down tasks into manageable steps with explanations, so even beginners can follow along.</text:p>
      <text:h text:style-name="Heading_20_3" text:outline-level="3"><text:span text:style-name="Strong_20_Emphasis">1. Data Sources &amp; Download Links</text:span></text:h>
      <text:p text:style-name="Text_20_body">To get started, gather the following geospatial datasets for the Eifel National Park area:</text:p>
      <text:h text:style-name="Heading_20_4" text:outline-level="4"><text:span text:style-name="Strong_20_Emphasis">LiDAR Elevation Data (DSM &amp; DTM)</text:span></text:h>
      <text:p text:style-name="Text_20_body">High-resolution LiDAR-based elevation models are available as open data for North Rhine-Westphalia (NRW). The state’s open data portal <text:span text:style-name="Strong_20_Emphasis">OpenNRW</text:span> provides Digital Terrain Models (DTM) (<text:span text:style-name="Strong_20_Emphasis">DGM1</text:span>) and Digital Surface Models (DSM) (<text:span text:style-name="Strong_20_Emphasis">DOM1</text:span>) derived from LiDAR for the entire state.</text:p>
      <text:list text:style-name="L1">
        <text:list-item>
          <text:p text:style-name="P1"><text:span text:style-name="Strong_20_Emphasis">Download NRW LiDAR Data</text:span>: <text:a xlink:type="simple" xlink:href="https://www.opengeodata.nrw.de/produkte/geobasis/hm/" text:style-name="Internet_20_link" text:visited-style-name="Visited_20_Internet_20_Link">OpenGeodata NRW</text:a></text:p>
        </text:list-item>
        <text:list-item>
          <text:p text:style-name="P1"><text:span text:style-name="Strong_20_Emphasis">Alternative Global Elevation Data</text:span>: <text:a xlink:type="simple" xlink:href="https://opentopography.org/" text:style-name="Internet_20_link" text:visited-style-name="Visited_20_Internet_20_Link">OpenTopography</text:a></text:p>
        </text:list-item>
      </text:list>
      <text:h text:style-name="Heading_20_4" text:outline-level="4"><text:span text:style-name="Strong_20_Emphasis">Boundary Data (Eifel National Park)</text:span></text:h>
      <text:p text:style-name="Text_20_body">We need the park boundary to clip data and for mapping.</text:p>
      <text:list text:style-name="L2">
        <text:list-item>
          <text:p text:style-name="P2"><text:span text:style-name="Strong_20_Emphasis">OpenStreetMap (OSM)</text:span> provides an outline of Eifel National Park. You can download OSM data extracts from <text:span text:style-name="Strong_20_Emphasis">Geofabrik</text:span>: Geofabrik Data Extracts</text:p>
        </text:list-item>
        <text:list-item>
          <text:p text:style-name="P2"><text:span text:style-name="Strong_20_Emphasis">QuickOSM Plugin in QGIS</text:span>: Query OSM directly for the boundary.</text:p>
        </text:list-item>
        <text:list-item>
          <text:p text:style-name="P2"><text:span text:style-name="Strong_20_Emphasis">Official NRW Geodata Portal (LANUV)</text:span>: Offers protected area shapefiles: <text:a xlink:type="simple" xlink:href="https://www.gis-rest.nrw.de/" text:style-name="Internet_20_link" text:visited-style-name="Visited_20_Internet_20_Link">INSPIRE Protected Areas</text:a></text:p>
        </text:list-item>
      </text:list>
      <text:h text:style-name="Heading_20_4" text:outline-level="4"><text:span text:style-name="Strong_20_Emphasis">Road Network Data</text:span></text:h>
      <text:list text:style-name="L3">
        <text:list-item>
          <text:p text:style-name="P3"><text:span text:style-name="Strong_20_Emphasis">OpenStreetMap</text:span>: Download roads from Geofabrik extracts (e.g., <text:span text:style-name="Source_20_Text">gis_osm_roads</text:span> layer for NRW).</text:p>
        </text:list-item>
        <text:list-item>
          <text:p text:style-name="P3"><text:span text:style-name="Strong_20_Emphasis">QuickOSM Plugin in QGIS</text:span>: Use highway=* filters.</text:p>
        </text:list-item>
      </text:list>
      <text:h text:style-name="Heading_20_4" text:outline-level="4"><text:span text:style-name="Strong_20_Emphasis">Optional: Sentinel-2 Satellite Data</text:span></text:h>
      <text:list text:style-name="L4">
        <text:list-item>
          <text:p text:style-name="P4"><text:span text:style-name="Strong_20_Emphasis">Copernicus Open Access Hub</text:span>: Sentinel-2 Data</text:p>
        </text:list-item>
        <text:list-item>
          <text:p text:style-name="P4"><text:span text:style-name="Strong_20_Emphasis">USGS EarthExplorer</text:span>: EarthExplorer</text:p>
        </text:list-item>
        <text:list-item>
          <text:p text:style-name="P4"><text:span text:style-name="Strong_20_Emphasis">QGIS Semi-Automatic Classification Plugin (SCP)</text:span>: Fetch Sentinel-2 imagery.</text:p>
        </text:list-item>
      </text:list>
      <text:p text:style-name="Text_20_body">Once you have these datasets ready (LiDAR DSM/DTM, park boundary, roads, and optionally Sentinel-2 images), we can move on to processing them in QGIS.</text:p>
      <text:p text:style-name="Horizontal_20_Line"/>
      <text:h text:style-name="Heading_20_3" text:outline-level="3"><text:soft-page-break/><text:span text:style-name="Strong_20_Emphasis">2. Step-by-Step QGIS Workflow</text:span></text:h>
      <text:p text:style-name="Text_20_body">Ensure QGIS is installed on your Mac (latest <text:span text:style-name="Strong_20_Emphasis">QGIS 3.x</text:span> version) with relevant plugins.</text:p>
      <text:h text:style-name="Heading_20_4" text:outline-level="4"><text:span text:style-name="Strong_20_Emphasis">2.1 Downloading and Preparing DSM/DTM in QGIS</text:span></text:h>
      <text:list text:style-name="L5">
        <text:list-item>
          <text:p text:style-name="P5"><text:span text:style-name="Strong_20_Emphasis">Import the LiDAR DSM and DTM</text:span></text:p>
          <text:list>
            <text:list-item>
              <text:p text:style-name="P5">Load raster files: <text:span text:style-name="Strong_20_Emphasis">Layer &gt; Add Layer &gt; Add Raster Layer...</text:span></text:p>
            </text:list-item>
            <text:list-item>
              <text:p text:style-name="P5">If multiple tiles, merge using <text:span text:style-name="Strong_20_Emphasis">Raster &gt; Miscellaneous &gt; Merge</text:span>.</text:p>
            </text:list-item>
          </text:list>
        </text:list-item>
        <text:list-item>
          <text:p text:style-name="P5"><text:span text:style-name="Strong_20_Emphasis">Reproject (if necessary)</text:span></text:p>
          <text:list>
            <text:list-item>
              <text:p text:style-name="P5">Check CRS (should be <text:span text:style-name="Strong_20_Emphasis">ETRS89 / UTM zone 32N</text:span>, EPSG:25832)</text:p>
            </text:list-item>
            <text:list-item>
              <text:p text:style-name="P5">Align using <text:span text:style-name="Strong_20_Emphasis">Raster &gt; Projections &gt; Align Rasters</text:span> (if required).</text:p>
            </text:list-item>
          </text:list>
        </text:list-item>
        <text:list-item>
          <text:p text:style-name="P5"><text:span text:style-name="Strong_20_Emphasis">Clip rasters to the park boundary</text:span></text:p>
          <text:list>
            <text:list-item>
              <text:p text:style-name="P5">Add vector layer (park boundary)</text:p>
            </text:list-item>
            <text:list-item>
              <text:p text:style-name="P5">Use <text:span text:style-name="Strong_20_Emphasis">Raster &gt; Extraction &gt; Clip Raster by Mask Layer</text:span></text:p>
            </text:list-item>
          </text:list>
        </text:list-item>
      </text:list>
      <text:h text:style-name="Heading_20_4" text:outline-level="4"><text:span text:style-name="Strong_20_Emphasis">2.2 Creating a Canopy Height Model (CHM)</text:span></text:h>
      <text:list text:style-name="L6">
        <text:list-item>
          <text:p text:style-name="P6">Open <text:span text:style-name="Strong_20_Emphasis">Raster Calculator</text:span>: <text:span text:style-name="Strong_20_Emphasis">Raster &gt; Raster Calculator</text:span></text:p>
        </text:list-item>
        <text:list-item>
          <text:p text:style-name="P6">Compute CHM:</text:p>
          <text:p text:style-name="P7"><text:span text:style-name="Source_20_Text">"DSM_Eifel_clip@1" - "DTM_Eifel_clip@1"</text:span></text:p>
        </text:list-item>
        <text:list-item>
          <text:p text:style-name="P6">Verify the CHM by inspecting pixel values (tall trees should have values ~10-30m).</text:p>
        </text:list-item>
      </text:list>
      <text:h text:style-name="Heading_20_4" text:outline-level="4"><text:span text:style-name="Strong_20_Emphasis"><office:annotation office:name="__Annotation__0_3081189061" loext:resolved="false"><dc:creator>Unknown Author</dc:creator><dc:date>2025-03-13T18:00:44.843360000</dc:date><text:p text:style-name="Comment">ERST CSV KURZ MIT CURSOR ANGUCKEN DANN RASTER ZU POINT LAYER SAVEN UND ATTRIBUTE TABLE ANGUCKEN UDN NOCHMAL ÜBER RASTER DATA EXPLORATION CHECKEN (IN PROJEKTBESCHREIBUNG)</text:p><text:p text:style-name="Comment">DANN</text:p><text:p text:style-name="Comment">HIER WEITER MIT CLASSIFICATION</text:p></office:annotation></text:span><text:span text:style-name="Strong_20_Emphasis">2.3 Biomass Estimation from Canopy Heights</text:span><office:annotation-end office:name="__Annotation__0_3081189061"/></text:h>
      <text:list text:style-name="L7">
        <text:list-item>
          <text:p text:style-name="P8"><text:span text:style-name="Strong_20_Emphasis">Classify CHM values:</text:span></text:p>
          <text:list>
            <text:list-item>
              <text:p text:style-name="P8">0–5m: Low biomass</text:p>
            </text:list-item>
            <text:list-item>
              <text:p text:style-name="P8">5–15m: Moderate biomass</text:p>
            </text:list-item>
            <text:list-item>
              <text:p text:style-name="P9">15m: High biomass</text:p>
            </text:list-item>
          </text:list>
        </text:list-item>
        <text:list-item>
          <text:p text:style-name="P8"><text:span text:style-name="Strong_20_Emphasis">Raster reclassification</text:span></text:p>
          <text:list>
            <text:list-item>
              <text:p text:style-name="P8">Use <text:span text:style-name="Strong_20_Emphasis">Raster &gt; Analysis &gt; Reclassify by Table</text:span></text:p>
            </text:list-item>
            <text:list-item>
              <text:p text:style-name="P8">Alternatively, use <text:span text:style-name="Strong_20_Emphasis">Raster Calculator</text:span> to assign class values</text:p>
            </text:list-item>
          </text:list>
        </text:list-item>
        <text:list-item>
          <text:p text:style-name="P8"><text:span text:style-name="Strong_20_Emphasis">Estimate biomass density</text:span> (optional)</text:p>
          <text:list>
            <text:list-item>
              <text:p text:style-name="P8">Use per-class biomass estimates (e.g., <text:span text:style-name="Source_20_Text">100 tons/ha</text:span> for high biomass areas)</text:p>
            </text:list-item>
          </text:list>
        </text:list-item>
      </text:list>
      <text:h text:style-name="Heading_20_4" text:outline-level="4"><text:span text:style-name="Strong_20_Emphasis">2.4 Extracting Statistics (Canopy Height &amp; Biomass per Hectare)</text:span></text:h>
      <text:list text:style-name="L8">
        <text:list-item>
          <text:p text:style-name="P10"><text:span text:style-name="Strong_20_Emphasis">Create a hectare grid</text:span>: <text:span text:style-name="Strong_20_Emphasis">Vector &gt; Research Tools &gt; Create Grid</text:span> (100m x 100m)</text:p>
        </text:list-item>
        <text:list-item>
          <text:p text:style-name="P10"><text:span text:style-name="Strong_20_Emphasis">Use Zonal Statistics</text:span>: <text:span text:style-name="Strong_20_Emphasis">Processing Toolbox &gt; Raster Analysis &gt; Zonal Statistics</text:span></text:p>
          <text:list>
            <text:list-item>
              <text:p text:style-name="P10">Input: CHM raster</text:p>
            </text:list-item>
            <text:list-item>
              <text:p text:style-name="P10"><text:soft-page-break/>Zones: Hectare grid</text:p>
            </text:list-item>
            <text:list-item>
              <text:p text:style-name="P10">Stats: Mean, Max (for canopy height per hectare)</text:p>
            </text:list-item>
          </text:list>
        </text:list-item>
      </text:list>
      <text:h text:style-name="Heading_20_4" text:outline-level="4"><text:span text:style-name="Strong_20_Emphasis">2.5 Styling and Visualizing Results</text:span></text:h>
      <text:list text:style-name="L9">
        <text:list-item>
          <text:p text:style-name="P11"><text:span text:style-name="Strong_20_Emphasis">Apply Color Ramps to CHM</text:span></text:p>
          <text:list>
            <text:list-item>
              <text:p text:style-name="P11"><text:span text:style-name="Strong_20_Emphasis">Layer Styling &gt; Render Type: Singleband pseudocolor</text:span></text:p>
            </text:list-item>
            <text:list-item>
              <text:p text:style-name="P11">Use a green gradient (white=low, dark green=high trees)</text:p>
            </text:list-item>
          </text:list>
        </text:list-item>
        <text:list-item>
          <text:p text:style-name="P11"><text:span text:style-name="Strong_20_Emphasis">Overlay Roads &amp; Park Boundary</text:span></text:p>
          <text:list>
            <text:list-item>
              <text:p text:style-name="P11">Style roads as thin gray lines</text:p>
            </text:list-item>
            <text:list-item>
              <text:p text:style-name="P11">Set park boundary to transparent fill, bold outline</text:p>
            </text:list-item>
          </text:list>
        </text:list-item>
        <text:list-item>
          <text:p text:style-name="P11"><text:span text:style-name="Strong_20_Emphasis">Optional: Integrate NDVI from Sentinel-2</text:span></text:p>
          <text:list>
            <text:list-item>
              <text:p text:style-name="P11">Compute NDVI: <text:span text:style-name="Strong_20_Emphasis">(B8 - B4) / (B8 + B4)</text:span> in <text:span text:style-name="Strong_20_Emphasis">Raster Calculator</text:span></text:p>
            </text:list-item>
            <text:list-item>
              <text:p text:style-name="P11">Overlay with CHM to refine biomass estimates</text:p>
            </text:list-item>
          </text:list>
        </text:list-item>
      </text:list>
      <text:h text:style-name="Heading_20_4" text:outline-level="4"><text:span text:style-name="Strong_20_Emphasis">2.6 Exporting Results</text:span></text:h>
      <text:list text:style-name="L10">
        <text:list-item>
          <text:p text:style-name="P12"><text:span text:style-name="Strong_20_Emphasis">Save Raster Outputs</text:span>: Right-click CHM &gt; <text:span text:style-name="Strong_20_Emphasis">Export &gt; Save As... (GeoTIFF)</text:span></text:p>
        </text:list-item>
        <text:list-item>
          <text:p text:style-name="P12"><text:span text:style-name="Strong_20_Emphasis">Export Statistics to CSV</text:span>: Open hectare grid &gt; <text:span text:style-name="Strong_20_Emphasis">Export Attribute Table to CSV</text:span></text:p>
        </text:list-item>
        <text:list-item>
          <text:p text:style-name="P12"><text:span text:style-name="Strong_20_Emphasis">Create a Map Layout</text:span>: <text:span text:style-name="Strong_20_Emphasis">Project &gt; New Print Layout</text:span></text:p>
          <text:list>
            <text:list-item>
              <text:p text:style-name="P12">Add map, title, legend, scale bar, north arrow</text:p>
            </text:list-item>
            <text:list-item>
              <text:p text:style-name="P12">Export as PDF (300 dpi recommended)</text:p>
            </text:list-item>
          </text:list>
        </text:list-item>
      </text:list>
      <text:p text:style-name="Horizontal_20_Line"/>
      <text:h text:style-name="Heading_20_3" text:outline-level="3"><text:span text:style-name="Strong_20_Emphasis">3. Performance Optimization</text:span></text:h>
      <text:list text:style-name="L11">
        <text:list-item>
          <text:p text:style-name="P13"><text:span text:style-name="Strong_20_Emphasis">Clip &amp; Reduce Data Early</text:span>: Avoid full NRW dataset downloads.</text:p>
        </text:list-item>
        <text:list-item>
          <text:p text:style-name="P13"><text:span text:style-name="Strong_20_Emphasis">Build Raster Pyramids</text:span>: Improve rendering performance in <text:span text:style-name="Strong_20_Emphasis">Layer Properties &gt; Pyramid Tab</text:span>.</text:p>
        </text:list-item>
        <text:list-item>
          <text:p text:style-name="P13"><text:span text:style-name="Strong_20_Emphasis">Use Efficient Formats</text:span>: Prefer <text:span text:style-name="Strong_20_Emphasis">COG (Cloud Optimized GeoTIFF)</text:span> for large rasters.</text:p>
        </text:list-item>
        <text:list-item>
          <text:p text:style-name="P13"><text:span text:style-name="Strong_20_Emphasis">Leverage QGIS Settings</text:span>: Increase cache size and enable multi-threaded rendering in <text:span text:style-name="Strong_20_Emphasis">Settings &gt; Options</text:span>.</text:p>
        </text:list-item>
      </text:list>
      <text:p text:style-name="Horizontal_20_Line"/>
      <text:h text:style-name="Heading_20_3" text:outline-level="3"><text:span text:style-name="Strong_20_Emphasis">4. Final Outputs &amp; Interpretation</text:span></text:h>
      <text:list text:style-name="L12">
        <text:list-item>
          <text:p text:style-name="P14"><text:span text:style-name="Strong_20_Emphasis">Canopy Height Model (CHM)</text:span>: Highlights forest structure; old-growth stands &gt;30m.</text:p>
        </text:list-item>
        <text:list-item>
          <text:p text:style-name="P14"><text:span text:style-name="Strong_20_Emphasis">Biomass Estimation Map</text:span>: Identifies high vs. low biomass zones.</text:p>
        </text:list-item>
        <text:list-item>
          <text:p text:style-name="P14"><text:span text:style-name="Strong_20_Emphasis">Zonal Statistics</text:span>: Average canopy height &amp; biomass per hectare.</text:p>
        </text:list-item>
        <text:list-item>
          <text:p text:style-name="P14"><text:span text:style-name="Strong_20_Emphasis">Map Compositions</text:span>: Thematic maps for reports or presentations.</text:p>
        </text:list-item>
      </text:list>
      <text:p text:style-name="Horizontal_20_Line"><text:soft-page-break/></text:p>
      <text:h text:style-name="Heading_20_3" text:outline-level="3"><text:span text:style-name="Strong_20_Emphasis">5. Summary</text:span></text:h>
      <text:p text:style-name="Text_20_body">Using QGIS on Mac, we derived a canopy height model for <text:span text:style-name="Strong_20_Emphasis">Eifel National Park</text:span> and estimated biomass distribution. These outputs provide insight into the park’s forest structure and can be used for environmental monitoring and conservation planning. Future steps could include tracking biomass change over time using new LiDAR datasets.</text:p>
      <text:p text:style-name="Text_20_body"><text:span text:style-name="Strong_20_Emphasis">Sources:</text:span></text:p>
      <text:list text:style-name="L13">
        <text:list-item>
          <text:p text:style-name="P15"><text:span text:style-name="Strong_20_Emphasis">LiDAR DTM/DSM</text:span>: OpenNRW [https://www.opengeodata.nrw.de/]</text:p>
        </text:list-item>
        <text:list-item>
          <text:p text:style-name="P15"><text:span text:style-name="Strong_20_Emphasis">OSM Roads &amp; Boundaries</text:span>: Geofabrik [https://download.geofabrik.de/]</text:p>
        </text:list-item>
        <text:list-item>
          <text:p text:style-name="P15"><text:span text:style-name="Strong_20_Emphasis">Sentinel-2 NDVI</text:span>: Copernicus Hub [https://scihub.copernicus.eu/]</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paragraph-properties fo:margin-left="0.1cm" fo:margin-right="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3T17:47:31.843572000</meta:creation-date>
    <dc:date>2025-03-13T18:02:42.544543000</dc:date>
    <meta:editing-duration>PT4M57S</meta:editing-duration>
    <meta:editing-cycles>1</meta:editing-cycles>
    <meta:document-statistic meta:table-count="0" meta:image-count="0" meta:object-count="0" meta:page-count="4" meta:paragraph-count="86" meta:word-count="859" meta:character-count="5386" meta:non-whitespace-character-count="4676"/>
    <meta:generator>LibreOffice/25.2.0.3$MacOSX_X86_64 LibreOffice_project/e1cf4a87eb02d755bce1a01209907ea5ddc8f069</meta:generator>
  </office:meta>
</office:document-meta>
</file>